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paragraph-rsid="005ddd4d"/>
    </style:style>
    <style:style style:name="P3" style:family="paragraph" style:parent-style-name="Standard">
      <style:text-properties fo:color="#000000" officeooo:rsid="003f3a38"/>
    </style:style>
    <style:style style:name="P4" style:family="paragraph" style:parent-style-name="Standard">
      <style:text-properties fo:color="#000000" officeooo:paragraph-rsid="00870e26"/>
    </style:style>
    <style:style style:name="P5" style:family="paragraph" style:parent-style-name="Standard">
      <style:text-properties fo:color="#000000" officeooo:paragraph-rsid="008cb808"/>
    </style:style>
    <style:style style:name="P6" style:family="paragraph" style:parent-style-name="Standard">
      <style:text-properties fo:color="#000000" officeooo:paragraph-rsid="008d7a9b"/>
    </style:style>
    <style:style style:name="P7" style:family="paragraph" style:parent-style-name="Standard">
      <style:text-properties fo:color="#000000" style:font-name="Liberation Serif" officeooo:paragraph-rsid="0090326e"/>
    </style:style>
    <style:style style:name="P8" style:family="paragraph" style:parent-style-name="Standard">
      <style:text-properties fo:color="#000000" officeooo:paragraph-rsid="00911d6e"/>
    </style:style>
    <style:style style:name="P9" style:family="paragraph" style:parent-style-name="Standard">
      <style:text-properties fo:color="#000000" officeooo:paragraph-rsid="009ec879"/>
    </style:style>
    <style:style style:name="P10" style:family="paragraph" style:parent-style-name="Standard">
      <style:text-properties fo:color="#000000" officeooo:paragraph-rsid="009ef564"/>
    </style:style>
    <style:style style:name="P11" style:family="paragraph" style:parent-style-name="Standard">
      <style:text-properties fo:color="#000000" officeooo:paragraph-rsid="00a0062f"/>
    </style:style>
    <style:style style:name="P12" style:family="paragraph" style:parent-style-name="Standard">
      <style:text-properties officeooo:paragraph-rsid="0019bacd"/>
    </style:style>
    <style:style style:name="P13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paragraph-rsid="0019bacd" style:text-blinking="false" fo:background-color="transparent" style:font-size-asian="12pt" style:font-size-complex="12pt"/>
    </style:style>
    <style:style style:name="P14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paragraph-rsid="007b5d89" style:text-blinking="false" fo:background-color="transparent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62d804" officeooo:paragraph-rsid="0090326e" style:text-blinking="false" fo:background-color="transparent" style:font-size-asian="12pt" style:font-size-complex="12pt"/>
    </style:style>
    <style:style style:name="P16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3247b5" officeooo:paragraph-rsid="0090326e" style:text-blinking="false" fo:background-color="transparent" style:font-size-asian="12pt" style:font-size-complex="12pt"/>
    </style:style>
    <style:style style:name="P17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paragraph-rsid="00870e26" style:text-blinking="false" fo:background-color="transparent" style:font-size-asian="12pt" style:font-size-complex="12pt"/>
    </style:style>
    <style:style style:name="P18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paragraph-rsid="008d7a9b" style:text-blinking="false" fo:background-color="transparent" style:font-size-asian="12pt" style:font-size-complex="12pt"/>
    </style:style>
    <style:style style:name="P19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paragraph-rsid="008e5ef3" style:text-blinking="false" fo:background-color="transparent" style:font-size-asian="12pt" style:font-size-complex="12pt"/>
    </style:style>
    <style:style style:name="P20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etter-spacing="normal" fo:language="en" fo:country="US" fo:font-style="normal" style:text-underline-style="none" fo:font-weight="normal" officeooo:rsid="007b5d89" officeooo:paragraph-rsid="007b5d89" style:text-blinking="false" fo:background-color="transparent" style:font-size-asian="12pt" style:font-size-complex="12pt"/>
    </style:style>
    <style:style style:name="P21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22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font-name="Liberation Serif" fo:font-size="12pt" fo:letter-spacing="normal" fo:font-style="normal" fo:font-weight="normal" officeooo:rsid="005fd63f" officeooo:paragraph-rsid="005fd63f" style:font-size-asian="12pt" style:font-size-complex="12pt"/>
    </style:style>
    <style:style style:name="P23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font-name="Liberation Serif" fo:font-size="12pt" fo:letter-spacing="normal" fo:font-style="normal" fo:font-weight="normal" officeooo:paragraph-rsid="00a40a91" style:font-size-asian="12pt" style:font-size-complex="12pt"/>
    </style:style>
    <style:style style:name="P24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font-name="Liberation Serif" fo:font-size="12pt" fo:font-style="normal" fo:font-weight="normal" style:font-size-asian="12pt" style:font-size-complex="12pt"/>
    </style:style>
    <style:style style:name="P25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paragraph-rsid="0062d804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19bacd" officeooo:paragraph-rsid="008065c6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121e1a" officeooo:paragraph-rsid="0019bacd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paragraph-rsid="007c27b6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paragraph-rsid="008065c6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7b5d89" officeooo:paragraph-rsid="007eba44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506fc6" officeooo:paragraph-rsid="008cb808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3428ad" officeooo:paragraph-rsid="007e9965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7bc4c1" officeooo:paragraph-rsid="00841cfa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7c27b6" officeooo:paragraph-rsid="0062d804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62d804" officeooo:paragraph-rsid="0062d804" style:text-blinking="false" fo:background-color="transparent" style:font-size-asian="12pt" style:font-size-complex="12pt"/>
    </style:style>
    <style:style style:name="P37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paragraph-rsid="00870e26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paragraph-rsid="008e5ef3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paragraph-rsid="0019bacd" style:text-blinking="false" fo:background-color="transparent" style:font-size-asian="12pt" style:font-size-complex="12pt"/>
    </style:style>
    <style:style style:name="P40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officeooo:paragraph-rsid="008d7a9b" style:text-blinking="false" fo:background-color="transparent" style:font-size-asian="12pt" style:font-size-complex="12pt"/>
    </style:style>
    <style:style style:name="P41" style:family="paragraph" style:parent-style-name="Text_20_body">
      <style:paragraph-properties fo:margin-top="0in" fo:margin-bottom="0in" style:contextual-spacing="false" style:writing-mode="lr-tb"/>
      <style:text-properties fo:color="#000000" officeooo:paragraph-rsid="008d7a9b"/>
    </style:style>
    <style:style style:name="P42" style:family="paragraph" style:parent-style-name="Text_20_body">
      <style:paragraph-properties fo:margin-top="0in" fo:margin-bottom="0in" style:contextual-spacing="false" fo:break-before="pag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paragraph-rsid="007c27b6" style:text-blinking="false" fo:background-color="transparent" style:font-size-asian="12pt" style:font-size-complex="12pt"/>
    </style:style>
    <style:style style:name="P43" style:family="paragraph" style:parent-style-name="Text_20_body">
      <style:paragraph-properties fo:margin-top="0in" fo:margin-bottom="0in" style:contextual-spacing="false" fo:break-before="pag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paragraph-rsid="0019bacd" style:text-blinking="false" fo:background-color="transparent" style:font-size-asian="12pt" style:font-size-complex="12pt"/>
    </style:style>
    <style:style style:name="P44" style:family="paragraph" style:parent-style-name="Preformatted_20_Text">
      <style:paragraph-properties fo:text-align="center" style:justify-single-word="false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85c1a5" officeooo:paragraph-rsid="0085c1a5" style:text-blinking="false" fo:background-color="transparent" style:font-size-asian="12pt" style:font-size-complex="12pt"/>
    </style:style>
    <style:style style:name="P45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180851" officeooo:paragraph-rsid="0019bacd" style:text-blinking="false" fo:background-color="transparent" style:font-size-asian="12pt" style:font-size-complex="12pt"/>
    </style:style>
    <style:style style:name="P46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62d804" officeooo:paragraph-rsid="007b5d89" style:text-blinking="false" fo:background-color="transparent" style:font-size-asian="12pt" style:font-size-complex="12pt"/>
    </style:style>
    <style:style style:name="P47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88b65f" officeooo:paragraph-rsid="007eba44" style:text-blinking="false" fo:background-color="transparent" style:font-size-asian="12pt" style:font-size-complex="12pt"/>
    </style:style>
    <style:style style:name="P49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8cb808" officeooo:paragraph-rsid="008cb808" style:text-blinking="false" fo:background-color="transparent" style:font-size-asian="12pt" style:font-size-complex="12pt"/>
    </style:style>
    <style:style style:name="P50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7b5d89" officeooo:paragraph-rsid="007e9965" style:text-blinking="false" fo:background-color="transparent" style:font-size-asian="12pt" style:font-size-complex="12pt"/>
    </style:style>
    <style:style style:name="P51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62d804" officeooo:paragraph-rsid="007c27b6" style:text-blinking="false" fo:background-color="transparent" style:font-size-asian="12pt" style:font-size-complex="12pt"/>
    </style:style>
    <style:style style:name="P52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62d804" officeooo:paragraph-rsid="0062d804" style:text-blinking="false" fo:background-color="transparent" style:font-size-asian="12pt" style:font-size-complex="12pt"/>
    </style:style>
    <style:style style:name="P53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8065c6" officeooo:paragraph-rsid="008065c6" style:text-blinking="false" fo:background-color="transparent" style:font-size-asian="12pt" style:font-size-complex="12pt"/>
    </style:style>
    <style:style style:name="T1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 officeooo:rsid="00264134" style:font-size-asian="12pt" style:font-size-complex="12pt"/>
    </style:style>
    <style:style style:name="T3" style:family="text">
      <style:text-properties fo:font-variant="normal" fo:text-transform="none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style:font-name="Liberation Serif" fo:font-size="12pt" fo:letter-spacing="normal" fo:font-style="italic" fo:font-weight="normal" officeooo:rsid="001989d3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style:text-line-through-style="none" style:font-name="Liberation Serif" fo:font-size="12pt" fo:language="en" fo:country="US" fo:font-style="normal" style:text-underline-style="none" fo:font-weight="normal" officeooo:rsid="007b5d89" style:text-blinking="false" fo:background-color="transparent" style:font-size-asian="12pt" style:font-size-complex="12pt"/>
    </style:style>
    <style:style style:name="T6" style:family="text">
      <style:text-properties fo:font-variant="normal" fo:text-transform="none" style:text-line-through-style="none" style:font-name="Liberation Serif" fo:font-size="12pt" fo:language="en" fo:country="US" fo:font-style="normal" style:text-underline-style="none" fo:font-weight="normal" officeooo:rsid="00870e26" style:text-blinking="false" fo:background-color="transparent" style:font-size-asian="12pt" style:font-size-complex="12pt"/>
    </style:style>
    <style:style style:name="T7" style:family="text">
      <style:text-properties fo:font-variant="normal" fo:text-transform="none" style:text-line-through-style="none" style:font-name="Liberation Serif" fo:font-size="12pt" fo:language="en" fo:country="US" fo:font-style="normal" style:text-underline-style="none" fo:font-weight="normal" officeooo:rsid="003428ad" style:text-blinking="false" fo:background-color="transparent" style:font-size-asian="12pt" style:font-size-complex="12pt"/>
    </style:style>
    <style:style style:name="T8" style:family="text">
      <style:text-properties fo:font-variant="normal" fo:text-transform="none" style:text-line-through-style="none" style:font-name="Liberation Serif" fo:font-size="12pt" fo:language="en" fo:country="US" fo:font-style="normal" style:text-underline-style="none" fo:font-weight="normal" officeooo:rsid="0095d545" style:text-blinking="false" fo:background-color="transparent" style:font-size-asian="12pt" style:font-size-complex="12pt"/>
    </style:style>
    <style:style style:name="T9" style:family="text">
      <style:text-properties fo:font-variant="normal" fo:text-transform="none" style:text-line-through-style="none" style:font-name="Liberation Serif" fo:font-size="12pt" fo:language="en" fo:country="US" fo:font-style="normal" style:text-underline-style="none" fo:font-weight="normal" officeooo:rsid="00a0062f" style:text-blinking="false" fo:background-color="transparent" style:font-size-asian="12pt" style:font-size-complex="12pt"/>
    </style:style>
    <style:style style:name="T10" style:family="text">
      <style:text-properties fo:font-variant="normal" fo:text-transform="none" style:text-line-through-style="none" style:font-name="Liberation Serif" fo:font-size="12pt" fo:language="en" fo:country="US" fo:font-style="normal" style:text-underline-style="none" fo:font-weight="normal" officeooo:rsid="00911d6e" style:text-blinking="false" fo:background-color="transparent" style:font-size-asian="12pt" style:font-size-complex="12pt"/>
    </style:style>
    <style:style style:name="T11" style:family="text">
      <style:text-properties fo:font-variant="normal" fo:text-transform="none" style:text-line-through-style="none" style:font-name="Liberation Serif" fo:font-size="12pt" fo:language="en" fo:country="US" fo:font-style="normal" style:text-underline-style="none" fo:font-weight="normal" officeooo:rsid="00a09dd0" style:text-blinking="false" fo:background-color="transparent" style:font-size-asian="12pt" style:font-size-complex="12pt"/>
    </style:style>
    <style:style style:name="T12" style:family="text">
      <style:text-properties fo:font-variant="normal" fo:text-transform="none" style:text-line-through-style="none" style:font-name="Liberation Serif" fo:font-size="12pt" fo:font-style="normal" style:text-underline-style="none" fo:font-weight="normal" officeooo:rsid="005229f3" style:text-blinking="false" fo:background-color="transparent" style:font-size-asian="12pt" style:font-size-complex="12pt"/>
    </style:style>
    <style:style style:name="T13" style:family="text">
      <style:text-properties fo:font-variant="normal" fo:text-transform="none" style:text-line-through-style="none" style:font-name="Liberation Serif" fo:font-size="12pt" fo:font-style="normal" style:text-underline-style="none" fo:font-weight="normal" officeooo:rsid="00911d6e" style:text-blinking="false" fo:background-color="transparent" style:font-size-asian="12pt" style:font-size-complex="12pt"/>
    </style:style>
    <style:style style:name="T14" style:family="text">
      <style:text-properties fo:font-variant="normal" fo:text-transform="none" style:text-line-through-style="none" style:font-name="Liberation Serif" fo:font-size="12pt" fo:font-style="normal" style:text-underline-style="none" fo:font-weight="normal" officeooo:rsid="0039312b" style:text-blinking="false" fo:background-color="transparent" style:font-size-asian="12pt" style:font-size-complex="12pt"/>
    </style:style>
    <style:style style:name="T15" style:family="text">
      <style:text-properties officeooo:rsid="00146212"/>
    </style:style>
    <style:style style:name="T16" style:family="text">
      <style:text-properties officeooo:rsid="00148881"/>
    </style:style>
    <style:style style:name="T17" style:family="text">
      <style:text-properties officeooo:rsid="00164e8d"/>
    </style:style>
    <style:style style:name="T18" style:family="text">
      <style:text-properties officeooo:rsid="00180851"/>
    </style:style>
    <style:style style:name="T19" style:family="text">
      <style:text-properties fo:color="#000000"/>
    </style:style>
    <style:style style:name="T20" style:family="text">
      <style:text-properties fo:color="#000000" officeooo:rsid="0019bacd"/>
    </style:style>
    <style:style style:name="T21" style:family="text">
      <style:text-properties fo:color="#000000" officeooo:rsid="00a40a91"/>
    </style:style>
    <style:style style:name="T22" style:family="text">
      <style:text-properties officeooo:rsid="001e51f2"/>
    </style:style>
    <style:style style:name="T23" style:family="text">
      <style:text-properties officeooo:rsid="00248339"/>
    </style:style>
    <style:style style:name="T24" style:family="text">
      <style:text-properties fo:font-style="italic" officeooo:rsid="00248339" style:font-style-asian="italic" style:font-style-complex="italic"/>
    </style:style>
    <style:style style:name="T25" style:family="text">
      <style:text-properties officeooo:rsid="0027c406"/>
    </style:style>
    <style:style style:name="T26" style:family="text">
      <style:text-properties officeooo:rsid="002ac2ce"/>
    </style:style>
    <style:style style:name="T27" style:family="text">
      <style:text-properties officeooo:rsid="002beefe"/>
    </style:style>
    <style:style style:name="T28" style:family="text">
      <style:text-properties officeooo:rsid="002da87b"/>
    </style:style>
    <style:style style:name="T29" style:family="text">
      <style:text-properties officeooo:rsid="002ef09b"/>
    </style:style>
    <style:style style:name="T30" style:family="text">
      <style:text-properties officeooo:rsid="00302013"/>
    </style:style>
    <style:style style:name="T31" style:family="text">
      <style:text-properties officeooo:rsid="0030c373"/>
    </style:style>
    <style:style style:name="T32" style:family="text">
      <style:text-properties officeooo:rsid="00316ee7"/>
    </style:style>
    <style:style style:name="T33" style:family="text">
      <style:text-properties officeooo:rsid="003247b5"/>
    </style:style>
    <style:style style:name="T34" style:family="text">
      <style:text-properties officeooo:rsid="003428ad"/>
    </style:style>
    <style:style style:name="T35" style:family="text">
      <style:text-properties officeooo:rsid="00373deb"/>
    </style:style>
    <style:style style:name="T36" style:family="text">
      <style:text-properties officeooo:rsid="0039312b"/>
    </style:style>
    <style:style style:name="T37" style:family="text">
      <style:text-properties officeooo:rsid="003a0a9c"/>
    </style:style>
    <style:style style:name="T38" style:family="text">
      <style:text-properties officeooo:rsid="003a9108"/>
    </style:style>
    <style:style style:name="T39" style:family="text">
      <style:text-properties officeooo:rsid="003ab3df"/>
    </style:style>
    <style:style style:name="T40" style:family="text">
      <style:text-properties officeooo:rsid="003c683c"/>
    </style:style>
    <style:style style:name="T41" style:family="text">
      <style:text-properties officeooo:rsid="003d3ed9"/>
    </style:style>
    <style:style style:name="T42" style:family="text">
      <style:text-properties officeooo:rsid="003f3a38"/>
    </style:style>
    <style:style style:name="T43" style:family="text">
      <style:text-properties officeooo:rsid="003feaf8"/>
    </style:style>
    <style:style style:name="T44" style:family="text">
      <style:text-properties officeooo:rsid="003febf8"/>
    </style:style>
    <style:style style:name="T45" style:family="text">
      <style:text-properties officeooo:rsid="003ffb1a"/>
    </style:style>
    <style:style style:name="T46" style:family="text">
      <style:text-properties officeooo:rsid="004145c3"/>
    </style:style>
    <style:style style:name="T47" style:family="text">
      <style:text-properties officeooo:rsid="00443be8"/>
    </style:style>
    <style:style style:name="T48" style:family="text">
      <style:text-properties officeooo:rsid="0045d5e0"/>
    </style:style>
    <style:style style:name="T49" style:family="text">
      <style:text-properties officeooo:rsid="00494d7a"/>
    </style:style>
    <style:style style:name="T50" style:family="text">
      <style:text-properties officeooo:rsid="004e660f"/>
    </style:style>
    <style:style style:name="T51" style:family="text">
      <style:text-properties officeooo:rsid="004f6bfc"/>
    </style:style>
    <style:style style:name="T52" style:family="text">
      <style:text-properties officeooo:rsid="00506fc6"/>
    </style:style>
    <style:style style:name="T53" style:family="text">
      <style:text-properties officeooo:rsid="005ddd4d"/>
    </style:style>
    <style:style style:name="T54" style:family="text">
      <style:text-properties officeooo:rsid="0062d804"/>
    </style:style>
    <style:style style:name="T55" style:family="text">
      <style:text-properties fo:letter-spacing="normal"/>
    </style:style>
    <style:style style:name="T56" style:family="text">
      <style:text-properties fo:letter-spacing="normal" officeooo:rsid="00859925"/>
    </style:style>
    <style:style style:name="T57" style:family="text">
      <style:text-properties officeooo:rsid="007b5d89"/>
    </style:style>
    <style:style style:name="T58" style:family="text">
      <style:text-properties officeooo:rsid="007bc4c1"/>
    </style:style>
    <style:style style:name="T59" style:family="text">
      <style:text-properties officeooo:rsid="008065c6"/>
    </style:style>
    <style:style style:name="T60" style:family="text">
      <style:text-properties officeooo:rsid="00813bfc"/>
    </style:style>
    <style:style style:name="T61" style:family="text">
      <style:text-properties officeooo:rsid="00841cfa"/>
    </style:style>
    <style:style style:name="T62" style:family="text">
      <style:text-properties officeooo:rsid="00859925"/>
    </style:style>
    <style:style style:name="T63" style:family="text">
      <style:text-properties officeooo:rsid="00862dd9"/>
    </style:style>
    <style:style style:name="T64" style:family="text">
      <style:text-properties officeooo:rsid="00870e26"/>
    </style:style>
    <style:style style:name="T65" style:family="text">
      <style:text-properties fo:language="en" fo:country="US" officeooo:rsid="007b5d89"/>
    </style:style>
    <style:style style:name="T66" style:family="text">
      <style:text-properties fo:language="en" fo:country="US" officeooo:rsid="00870e26"/>
    </style:style>
    <style:style style:name="T67" style:family="text">
      <style:text-properties fo:language="en" fo:country="US" officeooo:rsid="00a09dd0"/>
    </style:style>
    <style:style style:name="T68" style:family="text">
      <style:text-properties officeooo:rsid="00874adc"/>
    </style:style>
    <style:style style:name="T69" style:family="text">
      <style:text-properties officeooo:rsid="0088b65f"/>
    </style:style>
    <style:style style:name="T70" style:family="text">
      <style:text-properties officeooo:rsid="0089a5f8"/>
    </style:style>
    <style:style style:name="T71" style:family="text">
      <style:text-properties officeooo:rsid="008ac981"/>
    </style:style>
    <style:style style:name="T72" style:family="text">
      <style:text-properties officeooo:rsid="008afe11"/>
    </style:style>
    <style:style style:name="T73" style:family="text">
      <style:text-properties officeooo:rsid="008b6a25"/>
    </style:style>
    <style:style style:name="T74" style:family="text">
      <style:text-properties officeooo:rsid="008cb808"/>
    </style:style>
    <style:style style:name="T75" style:family="text">
      <style:text-properties officeooo:rsid="008e5ef3"/>
    </style:style>
    <style:style style:name="T76" style:family="text">
      <style:text-properties officeooo:rsid="0090326e"/>
    </style:style>
    <style:style style:name="T77" style:family="text">
      <style:text-properties officeooo:rsid="00911d6e"/>
    </style:style>
    <style:style style:name="T78" style:family="text">
      <style:text-properties officeooo:rsid="0093516b"/>
    </style:style>
    <style:style style:name="T79" style:family="text">
      <style:text-properties officeooo:rsid="0095d545"/>
    </style:style>
    <style:style style:name="T80" style:family="text">
      <style:text-properties officeooo:rsid="00961c5e"/>
    </style:style>
    <style:style style:name="T81" style:family="text">
      <style:text-properties officeooo:rsid="0096dc89"/>
    </style:style>
    <style:style style:name="T82" style:family="text">
      <style:text-properties officeooo:rsid="0097dfbe"/>
    </style:style>
    <style:style style:name="T83" style:family="text">
      <style:text-properties officeooo:rsid="00996707"/>
    </style:style>
    <style:style style:name="T84" style:family="text">
      <style:text-properties officeooo:rsid="009b3ae0"/>
    </style:style>
    <style:style style:name="T85" style:family="text">
      <style:text-properties officeooo:rsid="009c7a1e"/>
    </style:style>
    <style:style style:name="T86" style:family="text">
      <style:text-properties officeooo:rsid="009c7b44"/>
    </style:style>
    <style:style style:name="T87" style:family="text">
      <style:text-properties officeooo:rsid="009ec879"/>
    </style:style>
    <style:style style:name="T88" style:family="text">
      <style:text-properties officeooo:rsid="00a0062f"/>
    </style:style>
    <style:style style:name="T89" style:family="text">
      <style:text-properties officeooo:rsid="00a09dd0"/>
    </style:style>
    <style:style style:name="T90" style:family="text">
      <style:text-properties officeooo:rsid="00a40a91"/>
    </style:style>
    <style:style style:name="T91" style:family="text">
      <style:text-properties officeooo:rsid="00a518ca"/>
    </style:style>
    <style:style style:name="T92" style:family="text">
      <style:text-properties officeooo:rsid="00a5fdf3"/>
    </style:style>
    <style:style style:name="T93" style:family="text">
      <style:text-properties officeooo:rsid="00a691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Word Classes*</text:p>
      <text:p text:style-name="P31">/1/ Noun</text:p>
      <text:p text:style-name="P48"><text:tab/>/2&gt; Things</text:p>
      <text:p text:style-name="P31"><text:span text:style-name="T69"><text:tab/>/</text:span><text:span text:style-name="T88">2/ Types</text:span></text:p>
      <text:p text:style-name="P37"><text:span text:style-name="T57"><text:tab/><text:tab/>/</text:span><text:span text:style-name="T64">2</text:span><text:span text:style-name="T88">&gt;</text:span><text:span text:style-name="T64"> </text:span><text:span text:style-name="T57">Abstract:</text:span><text:span text:style-name="T69"> </text:span><text:span text:style-name="T52">No</text:span><text:span text:style-name="T69">t</text:span><text:span text:style-name="T52"> </text:span><text:span text:style-name="T69">P</text:span><text:span text:style-name="T52">hysical </text:span><text:span text:style-name="T69">or O</text:span><text:span text:style-name="T52">bservable Thing </text:span></text:p>
      <text:p text:style-name="P17"><text:tab/><text:tab/><text:span text:style-name="T57">/</text:span><text:span text:style-name="T64">2</text:span><text:span text:style-name="T88">&gt;</text:span><text:span text:style-name="T64"> </text:span>Concrete:<text:span text:style-name="T70"> </text:span><text:span text:style-name="T69">P</text:span><text:span text:style-name="T52">hysical </text:span><text:span text:style-name="T69">or O</text:span><text:span text:style-name="T52">bservable Thing </text:span></text:p>
      <text:p text:style-name="P17"><text:tab/><text:tab/><text:span text:style-name="T57">/</text:span><text:span text:style-name="T64">2</text:span><text:span text:style-name="T88">&gt;</text:span><text:span text:style-name="T64"> </text:span>Proper:<text:span text:style-name="T71"> </text:span><text:span text:style-name="T52">Unique Entit</text:span><text:span text:style-name="T71">y</text:span></text:p>
      <text:p text:style-name="P17"><text:span text:style-name="T46"><text:tab/><text:tab/></text:span><text:span text:style-name="T57">/</text:span><text:span text:style-name="T64">2</text:span><text:span text:style-name="T88">&gt;</text:span><text:span text:style-name="T64"> </text:span><text:span text:style-name="T46">Common</text:span><text:span text:style-name="T73">:</text:span><text:span text:style-name="T72">&gt; </text:span><text:span text:style-name="T52">General </text:span><text:span text:style-name="T72">T</text:span><text:span text:style-name="T52">hing</text:span></text:p>
      <text:p text:style-name="P32"><text:span text:style-name="T52"><text:tab/><text:tab/></text:span><text:span text:style-name="T57">/</text:span><text:span text:style-name="T64">2</text:span><text:span text:style-name="T88">&gt;</text:span><text:span text:style-name="T64"> </text:span><text:span text:style-name="T52">Collective:</text:span><text:span text:style-name="T74"> S</text:span><text:span text:style-name="T52">ingular </text:span><text:span text:style-name="T74">is Plural</text:span></text:p>
      <text:p text:style-name="P4"><text:span text:style-name="T46"><text:tab/><text:tab/></text:span><text:span text:style-name="T5">/</text:span><text:span text:style-name="T6">2</text:span><text:span text:style-name="T9">/</text:span><text:span text:style-name="T6"> </text:span><text:span text:style-name="T50">Count</text:span><text:span text:style-name="T70">able</text:span></text:p>
      <text:p text:style-name="P4"><text:span text:style-name="T50"><text:tab/><text:tab/><text:tab/>/</text:span><text:span text:style-name="T74">3&gt; </text:span><text:span text:style-name="T51">Can Plural</text:span></text:p>
      <text:p text:style-name="P4"><text:span text:style-name="T51"><text:tab/><text:tab/><text:tab/>/</text:span><text:span text:style-name="T74">3&gt; </text:span><text:span text:style-name="T51">Can Use Quantifiers </text:span></text:p>
      <text:p text:style-name="P4"><text:span text:style-name="T51"><text:tab/><text:tab/><text:tab/>/</text:span><text:span text:style-name="T74">3&gt; C</text:span><text:span text:style-name="T51">an </text:span><text:span text:style-name="T74">U</text:span><text:span text:style-name="T51">se Indefinite </text:span><text:span text:style-name="T74">A</text:span><text:span text:style-name="T51">rticles</text:span></text:p>
      <text:p text:style-name="P5"><text:span text:style-name="T50"><text:tab/><text:tab/></text:span><text:span text:style-name="T5">/</text:span><text:span text:style-name="T6">2/ </text:span><text:span text:style-name="T50">Uncount</text:span><text:span text:style-name="T74">able</text:span></text:p>
      <text:p text:style-name="P5"><text:span text:style-name="T50"><text:tab/><text:tab/><text:tab/>/</text:span><text:span text:style-name="T74">3&gt; </text:span><text:span text:style-name="T52">Can't</text:span><text:span text:style-name="T51"> Plural</text:span></text:p>
      <text:p text:style-name="P5"><text:span text:style-name="T51"><text:tab/><text:tab/><text:tab/>/</text:span><text:span text:style-name="T74">3&gt; </text:span><text:span text:style-name="T52">Can't</text:span><text:span text:style-name="T51"> Use Quantifiers </text:span></text:p>
      <text:p text:style-name="P5"><text:span text:style-name="T51"><text:tab/><text:tab/><text:tab/>/</text:span><text:span text:style-name="T74">3&gt; </text:span><text:span text:style-name="T52">Can't</text:span><text:span text:style-name="T51"> </text:span><text:span text:style-name="T74">U</text:span><text:span text:style-name="T51">se Indefinite </text:span><text:span text:style-name="T74">A</text:span><text:span text:style-name="T51">rticles</text:span></text:p>
      <text:p text:style-name="P49"/>
      <text:p text:style-name="P50">/1/ Pronoun</text:p>
      <text:p text:style-name="P33"><text:tab/>/<text:span text:style-name="T68">2&gt; </text:span>Substitut<text:span text:style-name="T69">ion</text:span> for Noun<text:span text:style-name="T69">(s)</text:span> </text:p>
      <text:p text:style-name="P33"><text:tab/>/<text:span text:style-name="T89">2/ Types</text:span></text:p>
      <text:p text:style-name="P40"><text:tab/><text:tab/><text:span text:style-name="T65">/</text:span><text:span text:style-name="T66">2</text:span><text:span text:style-name="T67">&gt;</text:span><text:span text:style-name="T66"> </text:span>Indefinite Pronoun:<text:span text:style-name="T77"> </text:span><text:span text:style-name="T37">Refer to </text:span><text:span text:style-name="T36">Categories </text:span></text:p>
      <text:p text:style-name="P41"><text:span text:style-name="T14"><text:tab/><text:tab/></text:span><text:span text:style-name="T5">/</text:span><text:span text:style-name="T6">2</text:span><text:span text:style-name="T11">&gt;</text:span><text:span text:style-name="T6"> </text:span><text:span text:style-name="T12">Definite Pronoun:</text:span><text:span text:style-name="T13"> </text:span><text:span text:style-name="T12">Refer to particular Things</text:span></text:p>
      <text:p text:style-name="P6"><text:span text:style-name="T34"><text:tab/><text:tab/></text:span><text:span text:style-name="T5">/</text:span><text:span text:style-name="T6">2</text:span><text:span text:style-name="T11">&gt;</text:span><text:span text:style-name="T6"> </text:span><text:span text:style-name="T8">I</text:span><text:span text:style-name="T34">nterrogative </text:span><text:span text:style-name="T79">P</text:span><text:span text:style-name="T34">ronouns:</text:span><text:span text:style-name="T79"> Question</text:span><text:span text:style-name="T39"> </text:span><text:span text:style-name="T79">A</text:span><text:span text:style-name="T39"> </text:span><text:span text:style-name="T79">T</text:span><text:span text:style-name="T39">hing </text:span></text:p>
      <text:p text:style-name="P6"><text:tab/><text:tab/><text:span text:style-name="T5">/</text:span><text:span text:style-name="T6">2</text:span><text:span text:style-name="T11">&gt;</text:span><text:span text:style-name="T6"> </text:span>Relative pronouns:<text:span text:style-name="T80"> </text:span><text:span text:style-name="T35">Refer </text:span><text:span text:style-name="T81">an A</text:span><text:span text:style-name="T35">lready </text:span><text:span text:style-name="T81">M</text:span><text:span text:style-name="T35">entioned </text:span><text:span text:style-name="T81">Thing</text:span></text:p>
      <text:p text:style-name="P18"><text:span text:style-name="T35"><text:tab/><text:tab/></text:span><text:span text:style-name="T57">/</text:span><text:span text:style-name="T64">2</text:span><text:span text:style-name="T89">&gt;</text:span><text:span text:style-name="T64"> </text:span><text:span text:style-name="T38">Reciprocal Pronouns:</text:span><text:span text:style-name="T80"> </text:span><text:span text:style-name="T38">Refer to </text:span><text:span text:style-name="T81">T</text:span><text:span text:style-name="T38">hings</text:span><text:span text:style-name="T81">' Relation</text:span></text:p>
      <text:p text:style-name="P6"><text:tab/><text:tab/><text:span text:style-name="T5">/</text:span><text:span text:style-name="T6">2</text:span><text:span text:style-name="T11">&gt;</text:span><text:span text:style-name="T6"> </text:span>Personal pronouns:<text:span text:style-name="T10"> </text:span><text:span text:style-name="T7">Entity </text:span><text:span text:style-name="T10">with</text:span><text:span text:style-name="T7"> specific Grammatical Person</text:span></text:p>
      <text:p text:style-name="P6"><text:span text:style-name="T34"><text:tab/><text:tab/></text:span><text:span text:style-name="T5">/</text:span><text:span text:style-name="T6">2/ </text:span><text:span text:style-name="T47">Possessive Pronouns</text:span></text:p>
      <text:p text:style-name="P8"><text:span text:style-name="T47"><text:tab/><text:tab/><text:tab/>/</text:span><text:span text:style-name="T77">3&gt; </text:span><text:span text:style-name="T47">Edit nouns </text:span></text:p>
      <text:p text:style-name="P8"><text:span text:style-name="T47"><text:tab/><text:tab/><text:tab/>/</text:span><text:span text:style-name="T77">3/ </text:span><text:span text:style-name="T78">Can't Stand Alone</text:span><text:line-break/></text:p>
      <text:p text:style-name="P51"/>
      <text:p text:style-name="P42"><text:span text:style-name="T54">/</text:span><text:span text:style-name="T57">1/ Adjective</text:span></text:p>
      <text:p text:style-name="P29"><text:span text:style-name="T57"><text:tab/>/</text:span><text:span text:style-name="T82">2&gt; </text:span><text:span text:style-name="T27">Modifi</text:span><text:span text:style-name="T82">cation of Nouns or</text:span><text:span text:style-name="T27"> Adj</text:span><text:span text:style-name="T82">ectives</text:span></text:p>
      <text:p text:style-name="P29"><text:span text:style-name="T82"><text:tab/>/</text:span><text:span text:style-name="T88">2</text:span><text:span text:style-name="T82">/ </text:span><text:span text:style-name="T88">Types</text:span></text:p>
      <text:p text:style-name="P38"><text:span text:style-name="T58"><text:tab/><text:tab/></text:span><text:span text:style-name="T57">/</text:span><text:span text:style-name="T88">3&gt;</text:span><text:span text:style-name="T64"> </text:span><text:span text:style-name="T28">Nominal:</text:span><text:span text:style-name="T82"> Adjective</text:span><text:span text:style-name="T31"> </text:span><text:span text:style-name="T82">A</text:span><text:span text:style-name="T31">ct</text:span><text:span text:style-name="T82">ing as</text:span><text:span text:style-name="T31"> a </text:span><text:span text:style-name="T82">N</text:span><text:span text:style-name="T31">oun</text:span></text:p>
      <text:p text:style-name="P19"><text:span text:style-name="T28"><text:tab/><text:tab/></text:span><text:span text:style-name="T57">/</text:span><text:span text:style-name="T88">3&gt;</text:span><text:span text:style-name="T64"> </text:span><text:span text:style-name="T28">Absolute:</text:span><text:span text:style-name="T83"> Adjective or Adjective-Phrase</text:span><text:span text:style-name="T33"> </text:span><text:span text:style-name="T83">A</text:span><text:span text:style-name="T33">lone</text:span></text:p>
      <text:p text:style-name="P19"><text:span text:style-name="T28"><text:tab/><text:tab/></text:span><text:span text:style-name="T57">/</text:span><text:span text:style-name="T88">3&gt;</text:span><text:span text:style-name="T64"> </text:span><text:span text:style-name="T29">Predicative:</text:span><text:span text:style-name="T84"> Adjective </text:span><text:span text:style-name="T32">Connected via </text:span><text:span text:style-name="T84">L</text:span><text:span text:style-name="T32">ink</text:span><text:span text:style-name="T84">ing</text:span><text:span text:style-name="T32"> </text:span><text:span text:style-name="T84">V</text:span><text:span text:style-name="T32">erb</text:span></text:p>
      <text:p text:style-name="P38"><text:span text:style-name="T29"><text:tab/><text:tab/></text:span><text:span text:style-name="T57">/</text:span><text:span text:style-name="T88">3&gt;</text:span><text:span text:style-name="T64"> </text:span><text:span text:style-name="T30">Attributive: </text:span><text:span text:style-name="T85">Adjective </text:span><text:span text:style-name="T75">A</text:span><text:span text:style-name="T33">pplie</text:span><text:span text:style-name="T85">d</text:span><text:span text:style-name="T33"> </text:span><text:span text:style-name="T85">D</text:span><text:span text:style-name="T33">irectly to </text:span><text:span text:style-name="T86">a</text:span><text:span text:style-name="T33"> </text:span><text:span text:style-name="T85">N</text:span><text:span text:style-name="T33">oun</text:span></text:p>
      <text:p text:style-name="P2"><text:span text:style-name="T53"><text:tab/>/</text:span><text:span text:style-name="T75">2/ </text:span><text:span text:style-name="T53">Adjective </text:span>Order</text:p>
      <text:p text:style-name="P2"><text:tab/><text:tab/>/<text:span text:style-name="T76">3/ </text:span><text:span text:style-name="T53">Determiners</text:span></text:p>
      <text:p text:style-name="P7"><text:tab/><text:tab/>/<text:span text:style-name="T76">3/ </text:span>Observation</text:p>
      <text:p text:style-name="P7"><text:tab/><text:tab/>/<text:span text:style-name="T76">3/ </text:span>Size and Shape</text:p>
      <text:p text:style-name="P7"><text:tab/><text:tab/>/<text:span text:style-name="T76">3/ </text:span>Age </text:p>
      <text:p text:style-name="P15"><text:tab/><text:tab/>/<text:span text:style-name="T76">3/ </text:span>Color</text:p>
      <text:p text:style-name="P7"><text:tab/><text:tab/>/<text:span text:style-name="T76">3/ </text:span>Origin</text:p>
      <text:p text:style-name="P7"><text:tab/><text:tab/>/<text:span text:style-name="T76">3/ </text:span>Material</text:p>
      <text:p text:style-name="P16"><text:tab/><text:tab/>/<text:span text:style-name="T76">3/ </text:span>Qualifier </text:p>
      <text:p text:style-name="P34"><text:tab/></text:p>
      <text:p text:style-name="P26"><text:span text:style-name="T57">/</text:span><text:span text:style-name="T61">1</text:span><text:span text:style-name="T58">/ Determiners</text:span></text:p>
      <text:p text:style-name="P35"><text:tab/>/<text:span text:style-name="T87">2&gt; </text:span>Helps <text:span text:style-name="T87">Identify, not merely describe,</text:span> <text:span text:style-name="T87">a</text:span> Thing</text:p>
      <text:p text:style-name="P9"><text:span text:style-name="T39"><text:tab/>/</text:span><text:span text:style-name="T87">2/ </text:span><text:span text:style-name="T39">Articles</text:span></text:p>
      <text:p text:style-name="P11"><text:span text:style-name="T39"><text:tab/><text:tab/></text:span><text:span text:style-name="T42">/</text:span><text:span text:style-name="T88">3&gt; </text:span><text:span text:style-name="T41">Implies Grammatical </text:span><text:span text:style-name="T40">Definiteness </text:span><text:span text:style-name="T41">(Specificity of ID)</text:span><text:span text:style-name="T40">: The, a/n, Some*</text:span><text:span text:style-name="T39"> </text:span></text:p>
      <text:p text:style-name="P11"><text:span text:style-name="T39"><text:tab/><text:tab/></text:span><text:span text:style-name="T42">/</text:span><text:span text:style-name="T88">3&gt; </text:span><text:span text:style-name="T42">Definite Article: The</text:span></text:p>
      <text:p text:style-name="P3"><text:tab/><text:tab/>/<text:span text:style-name="T88">3&gt; </text:span>Indefinite Article: A, Some*</text:p>
      <text:p text:style-name="P10"><text:tab/>/<text:span text:style-name="T87">2</text:span><text:span text:style-name="T90">&gt;</text:span><text:span text:style-name="T87"> </text:span><text:span text:style-name="T43">Quantifiers: </text:span><text:span text:style-name="T44">Indicates amount/</text:span><text:span text:style-name="T45">Quantity<text:tab/></text:span></text:p>
      <text:p text:style-name="P10"><text:span text:style-name="T45"><text:tab/>/</text:span><text:span text:style-name="T87">2/ </text:span><text:span text:style-name="T46">Demonstrative </text:span><text:span text:style-name="T49">Determiners</text:span><text:span text:style-name="T48"><text:line-break/></text:span></text:p>
      <text:p text:style-name="P26"><text:span text:style-name="T54">/</text:span><text:span text:style-name="T57">1/ Verb</text:span></text:p>
      <text:p text:style-name="P12"><text:span text:style-name="T19"><text:tab/>/</text:span><text:span text:style-name="T21">2&gt; </text:span><text:span text:style-name="T19">Linking: </text:span><text:span text:style-name="T20">Lexical</text:span> </text:p>
      <text:p text:style-name="P13"><text:span text:style-name="T33"><text:tab/>/</text:span><text:span text:style-name="T90">2&gt; </text:span><text:span text:style-name="T18">Being: Auxiliary</text:span></text:p>
      <text:p text:style-name="P13"><text:span text:style-name="T18"><text:tab/><text:tab/>/</text:span><text:span text:style-name="T93">3) Weak Feel</text:span></text:p>
      <text:p text:style-name="P45"/>
      <text:p text:style-name="P26"><text:span text:style-name="T57">/1</text:span><text:span text:style-name="T90">&gt;</text:span><text:span text:style-name="T57"> Adverb: </text:span><text:span text:style-name="T26">Modifies Adj</text:span><text:span text:style-name="T90">ectives</text:span><text:span text:style-name="T26">, </text:span><text:span text:style-name="T27">V</text:span><text:span text:style-name="T90">erbs</text:span><text:span text:style-name="T26">, </text:span><text:span text:style-name="T90">or</text:span><text:span text:style-name="T26"> </text:span><text:span text:style-name="T27">Adv</text:span><text:span text:style-name="T90">erbs</text:span><text:span text:style-name="T27">. </text:span></text:p>
      <text:p text:style-name="P1"/>
      <text:p text:style-name="P1">/<text:span text:style-name="T62">1</text:span><text:span text:style-name="T90">&gt;</text:span><text:span text:style-name="T62"> </text:span>Adposition <text:span text:style-name="T1">: Relationships (</text:span><text:span text:style-name="T2">Spacial, Temporal, Logical</text:span><text:span text:style-name="T1">, </text:span><text:span text:style-name="T4">&amp;</text:span><text:span text:style-name="T3">c.</text:span><text:span text:style-name="T1">)</text:span></text:p>
      <text:p text:style-name="P21"><text:tab/>/<text:span text:style-name="T90">2&gt; </text:span>prepositions: Before Thing<text:span text:style-name="T25"> being Modified </text:span></text:p>
      <text:p text:style-name="P23"><text:tab/>/<text:span text:style-name="T90">2&gt; </text:span>postpositions: After Thing<text:span text:style-name="T25"> being Modified </text:span></text:p>
      <text:p text:style-name="P23"><text:tab/>/<text:span text:style-name="T90">2&gt; </text:span>circumpositions: <text:span text:style-name="T25">Around</text:span> Thing<text:span text:style-name="T25"> being Modified </text:span></text:p>
      <text:p text:style-name="P21"/>
      <text:p text:style-name="P24"><text:span text:style-name="T55">/</text:span><text:span text:style-name="T56">1/ </text:span><text:span text:style-name="T55">Interjections</text:span></text:p>
      <text:p text:style-name="P22"><text:tab/>/<text:span text:style-name="T91">2/ </text:span>Onomatopoeia </text:p>
      <text:p text:style-name="P20"><text:tab/>/<text:span text:style-name="T91">2/ </text:span>Empathetical Expressions </text:p>
      <text:p text:style-name="P39"/>
      <text:p text:style-name="P39"/>
      <text:p text:style-name="P43">/<text:span text:style-name="T62">1/ </text:span>Conjunctions: <text:span text:style-name="T22">Puts Things together. </text:span></text:p>
      <text:p text:style-name="P25"><text:span text:style-name="T15"><text:tab/>/</text:span><text:span text:style-name="T91">2&gt; </text:span>Coordinatin<text:span text:style-name="T22">g: Puts things together, Equal Value</text:span></text:p>
      <text:p text:style-name="P25"><text:tab/><text:tab/>and</text:p>
      <text:p text:style-name="P25"><text:tab/><text:tab/><text:tab/>yet, but <text:span text:style-name="T60">= And Despite </text:span></text:p>
      <text:p text:style-name="P25"><text:tab/><text:tab/><text:tab/>so, for <text:span text:style-name="T60">= And because of that </text:span></text:p>
      <text:p text:style-name="P25"><text:tab/><text:tab/>or</text:p>
      <text:p text:style-name="P25"><text:tab/><text:tab/><text:tab/>nor <text:span text:style-name="T60">= not or </text:span></text:p>
      <text:p text:style-name="P25"><text:tab/>/<text:span text:style-name="T91">2&gt; </text:span>Subordinating: <text:span text:style-name="T22">Puts things together, Diff Value</text:span></text:p>
      <text:p text:style-name="P25"><text:tab/><text:tab/>/<text:span text:style-name="T92">3/ Creates</text:span><text:span text:style-name="T16"> Dependent Clauses</text:span></text:p>
      <text:p text:style-name="P28"><text:span text:style-name="T54"><text:tab/><text:tab/><text:tab/>/</text:span><text:span text:style-name="T92">4) </text:span><text:span text:style-name="T17">Not Necessarily separated by comma</text:span></text:p>
      <text:p text:style-name="P36"/>
      <text:p text:style-name="P26"><text:span text:style-name="T54">/</text:span><text:span text:style-name="T62">1/ </text:span><text:span text:style-name="T54">Interrogatives</text:span></text:p>
      <text:p text:style-name="P46"/>
      <text:p text:style-name="P14"><text:span text:style-name="T54">/</text:span><text:span text:style-name="T62">1/ </text:span><text:span text:style-name="T54">Pejorative</text:span><text:span text:style-name="T57">s</text:span><text:span text:style-name="T54">: </text:span><text:span text:style-name="T24">Bad</text:span><text:span text:style-name="T23"> Word</text:span></text:p>
      <text:p text:style-name="P53"/>
      <text:p text:style-name="P30"><text:span text:style-name="T59">/</text:span><text:span text:style-name="T62">1/ </text:span><text:span text:style-name="T59">Shortening </text:span><text:span text:style-name="T63">Words</text:span></text:p>
      <text:p text:style-name="P30"><text:tab/>/<text:span text:style-name="T62">2</text:span><text:span text:style-name="T92">&gt;</text:span><text:span text:style-name="T62"> </text:span>Logogram: <text:span text:style-name="T92">Character Fusion</text:span></text:p>
      <text:p text:style-name="P30"><text:tab/><text:span text:style-name="T62">/2</text:span><text:span text:style-name="T92">&gt;</text:span><text:span text:style-name="T62"> </text:span>Abbreviation: <text:span text:style-name="T92">Cutting Off.</text:span></text:p>
      <text:p text:style-name="P30"><text:tab/>/<text:span text:style-name="T62">2</text:span><text:span text:style-name="T92">&gt;</text:span><text:span text:style-name="T62"> </text:span>Contraction: <text:span text:style-name="T92">Cut Out</text:span></text:p>
      <text:p text:style-name="P27"><text:span text:style-name="T54"><text:tab/>/</text:span><text:span text:style-name="T62">2</text:span><text:span text:style-name="T92">&gt;</text:span><text:span text:style-name="T62"> </text:span><text:span text:style-name="T54">Acronym: </text:span><text:span text:style-name="T92">Words to Letters</text:span></text:p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editing-duration>P1DT36M20S</meta:editing-duration>
    <meta:editing-cycles>150</meta:editing-cycles>
    <meta:creation-date>2013-08-24T15:45:23.510000000</meta:creation-date>
    <dc:date>2013-08-25T19:06:30.22</dc:date>
    <meta:document-statistic meta:table-count="0" meta:image-count="0" meta:object-count="0" meta:page-count="3" meta:paragraph-count="83" meta:word-count="343" meta:character-count="2419" meta:non-whitespace-character-count="2006"/>
  </office:meta>
</office:document-meta>
</file>